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5625in" fo:margin-left="0.5319in" table:align="left"/>
    </style:style>
    <style:style style:name="Table1.A" style:family="table-column">
      <style:table-column-properties style:column-width="5.5625in"/>
    </style:style>
    <style:style style:name="Table2" style:family="table">
      <style:table-properties style:width="5.5625in" fo:margin-left="0.5319in" table:align="left"/>
    </style:style>
    <style:style style:name="Table2.A" style:family="table-column">
      <style:table-column-properties style:column-width="5.5625in"/>
    </style:style>
    <style:style style:name="Table3" style:family="table">
      <style:table-properties style:width="5.5625in" fo:margin-left="0.5319in" table:align="left"/>
    </style:style>
    <style:style style:name="Table3.A" style:family="table-column">
      <style:table-column-properties style:column-width="5.5625in"/>
    </style:style>
    <style:style style:name="Table4" style:family="table">
      <style:table-properties style:width="5.5625in" fo:margin-left="0.5319in" table:align="left"/>
    </style:style>
    <style:style style:name="Table4.A" style:family="table-column">
      <style:table-column-properties style:column-width="5.5625in"/>
    </style:style>
    <style:style style:name="Table5" style:family="table">
      <style:table-properties style:width="5.5625in" fo:margin-left="0.5319in" table:align="left"/>
    </style:style>
    <style:style style:name="Table5.A" style:family="table-column">
      <style:table-column-properties style:column-width="5.5625in"/>
    </style:style>
    <style:style style:name="Table6" style:family="table">
      <style:table-properties style:width="5.5625in" fo:margin-left="0.5319in" table:align="left"/>
    </style:style>
    <style:style style:name="Table6.A" style:family="table-column">
      <style:table-column-properties style:column-width="5.5625in"/>
    </style:style>
    <style:style style:name="Table7" style:family="table">
      <style:table-properties style:width="5.5625in" fo:margin-left="0.5319in" table:align="left"/>
    </style:style>
    <style:style style:name="Table7.A" style:family="table-column">
      <style:table-column-properties style:column-width="5.5625in"/>
    </style:style>
    <style:style style:name="P1" style:family="paragraph" style:parent-style-name="Text_20_body">
      <style:text-properties officeooo:rsid="00e78e78" officeooo:paragraph-rsid="0015dddb"/>
    </style:style>
    <style:style style:name="P2" style:family="paragraph" style:parent-style-name="Text_20_body">
      <style:text-properties officeooo:rsid="00e91ed7" officeooo:paragraph-rsid="001ab289"/>
    </style:style>
    <style:style style:name="P3" style:family="paragraph" style:parent-style-name="Text_20_body">
      <style:text-properties officeooo:rsid="00a1e40e" officeooo:paragraph-rsid="001fe9cd"/>
    </style:style>
    <style:style style:name="P4" style:family="paragraph" style:parent-style-name="Text_20_body">
      <style:text-properties officeooo:rsid="0068d17c" officeooo:paragraph-rsid="001fe9cd"/>
    </style:style>
    <style:style style:name="P5" style:family="paragraph" style:parent-style-name="Text_20_body">
      <style:text-properties officeooo:rsid="006a919f" officeooo:paragraph-rsid="001fe9cd"/>
    </style:style>
    <style:style style:name="P6" style:family="paragraph" style:parent-style-name="Text_20_body">
      <style:text-properties officeooo:rsid="006d8a6d" officeooo:paragraph-rsid="001fe9cd"/>
    </style:style>
    <style:style style:name="P7" style:family="paragraph" style:parent-style-name="Text_20_body">
      <style:text-properties officeooo:rsid="007a33e0" officeooo:paragraph-rsid="001fe9cd"/>
    </style:style>
    <style:style style:name="P8" style:family="paragraph" style:parent-style-name="Text_20_body">
      <style:text-properties officeooo:rsid="002d5126" officeooo:paragraph-rsid="002d5126"/>
    </style:style>
    <style:style style:name="P9" style:family="paragraph" style:parent-style-name="Text_20_body">
      <style:text-properties officeooo:rsid="00c71680" officeooo:paragraph-rsid="002eae7b"/>
    </style:style>
    <style:style style:name="P10" style:family="paragraph" style:parent-style-name="Text_20_body">
      <style:text-properties fo:font-weight="normal" officeooo:rsid="0031222e" officeooo:paragraph-rsid="0031222e" style:font-weight-asian="normal" style:font-weight-complex="normal"/>
    </style:style>
    <style:style style:name="P11" style:family="paragraph" style:parent-style-name="Text_20_body">
      <style:text-properties fo:font-weight="normal" officeooo:rsid="00321eb2" officeooo:paragraph-rsid="00321eb2" style:font-weight-asian="normal" style:font-weight-complex="normal"/>
    </style:style>
    <style:style style:name="P12" style:family="paragraph" style:parent-style-name="Text_20_body">
      <style:text-properties fo:font-weight="normal" officeooo:rsid="00387c50" officeooo:paragraph-rsid="00387c50" style:font-weight-asian="normal" style:font-weight-complex="normal"/>
    </style:style>
    <style:style style:name="P13" style:family="paragraph" style:parent-style-name="Text_20_body">
      <style:text-properties fo:font-weight="normal" officeooo:rsid="00414d65" officeooo:paragraph-rsid="00414d65" style:font-weight-asian="normal" style:font-weight-complex="normal"/>
    </style:style>
    <style:style style:name="P14" style:family="paragraph" style:parent-style-name="Text_20_body">
      <style:text-properties fo:font-weight="normal" officeooo:rsid="004857ee" officeooo:paragraph-rsid="0049f3f5" style:font-weight-asian="normal" style:font-weight-complex="normal"/>
    </style:style>
    <style:style style:name="P15" style:family="paragraph" style:parent-style-name="Text_20_body">
      <style:text-properties fo:font-weight="normal" officeooo:rsid="004d6eb9" officeooo:paragraph-rsid="004d6eb9" style:font-weight-asian="normal" style:font-weight-complex="normal"/>
    </style:style>
    <style:style style:name="P16" style:family="paragraph" style:parent-style-name="Text_20_body">
      <style:text-properties fo:font-weight="normal" officeooo:rsid="0056a140" officeooo:paragraph-rsid="0056a140" style:font-weight-asian="normal" style:font-weight-complex="normal"/>
    </style:style>
    <style:style style:name="P17" style:family="paragraph" style:parent-style-name="Text_20_body">
      <style:text-properties fo:font-weight="normal" officeooo:rsid="0058768f" officeooo:paragraph-rsid="0058768f" style:font-weight-asian="normal" style:font-weight-complex="normal"/>
    </style:style>
    <style:style style:name="P18" style:family="paragraph" style:parent-style-name="Text_20_body">
      <style:text-properties fo:font-weight="normal" officeooo:rsid="0069a71c" officeooo:paragraph-rsid="0069a71c" style:font-weight-asian="normal" style:font-weight-complex="normal"/>
    </style:style>
    <style:style style:name="P19" style:family="paragraph" style:parent-style-name="Text_20_body">
      <style:text-properties fo:font-weight="normal" officeooo:rsid="00735c06" officeooo:paragraph-rsid="00785fa8" style:font-weight-asian="normal" style:font-weight-complex="normal"/>
    </style:style>
    <style:style style:name="P20" style:family="paragraph" style:parent-style-name="Text_20_body">
      <style:text-properties fo:font-weight="normal" officeooo:rsid="00775c25" officeooo:paragraph-rsid="007936fc" style:font-weight-asian="normal" style:font-weight-complex="normal"/>
    </style:style>
    <style:style style:name="P21" style:family="paragraph" style:parent-style-name="Text_20_body">
      <style:text-properties fo:font-weight="normal" officeooo:rsid="007ec2fc" officeooo:paragraph-rsid="0080297b" style:font-weight-asian="normal" style:font-weight-complex="normal"/>
    </style:style>
    <style:style style:name="P22" style:family="paragraph" style:parent-style-name="Text_20_body">
      <style:text-properties officeooo:paragraph-rsid="005b74f3"/>
    </style:style>
    <style:style style:name="P23" style:family="paragraph" style:parent-style-name="Text_20_body">
      <style:text-properties officeooo:paragraph-rsid="006b33da"/>
    </style:style>
    <style:style style:name="P24" style:family="paragraph" style:parent-style-name="Text_20_body">
      <style:text-properties officeooo:paragraph-rsid="006fa22d"/>
    </style:style>
    <style:style style:name="P25" style:family="paragraph" style:parent-style-name="Text_20_body">
      <style:text-properties style:font-name="Liberation Serif" fo:font-weight="normal" officeooo:rsid="00414d65" officeooo:paragraph-rsid="00414d65" style:font-weight-asian="normal" style:font-weight-complex="normal"/>
    </style:style>
    <style:style style:name="P26" style:family="paragraph" style:parent-style-name="Text_20_body">
      <style:text-properties style:font-name="Liberation Serif" fo:font-weight="normal" officeooo:rsid="00414d65" officeooo:paragraph-rsid="0054f5ff" style:font-weight-asian="normal" style:font-weight-complex="normal"/>
    </style:style>
    <style:style style:name="P27" style:family="paragraph" style:parent-style-name="Text_20_body">
      <style:text-properties style:font-name="Liberation Serif" fo:font-weight="normal" officeooo:rsid="007ec2fc" officeooo:paragraph-rsid="007ec2fc" style:font-weight-asian="normal" style:font-weight-complex="normal"/>
    </style:style>
    <style:style style:name="P28" style:family="paragraph" style:parent-style-name="Text_20_body">
      <style:text-properties style:font-name="Liberation Serif" fo:font-weight="normal" officeooo:rsid="00533ecb" officeooo:paragraph-rsid="00533ecb" style:font-weight-asian="normal" style:font-weight-complex="normal"/>
    </style:style>
    <style:style style:name="P29" style:family="paragraph" style:parent-style-name="Text_20_body">
      <style:text-properties style:font-name="Liberation Serif" fo:font-weight="normal" officeooo:rsid="006179b6" officeooo:paragraph-rsid="006179b6" style:font-weight-asian="normal" style:font-weight-complex="normal"/>
    </style:style>
    <style:style style:name="P30" style:family="paragraph" style:parent-style-name="Text_20_body">
      <style:text-properties fo:color="#000000" style:font-name="Liberation Serif" fo:font-size="11.3000001907349pt" fo:font-weight="normal" officeooo:rsid="005d2c38" officeooo:paragraph-rsid="005d38cd" style:font-weight-asian="normal" style:font-weight-complex="normal"/>
    </style:style>
    <style:style style:name="P31" style:family="paragraph" style:parent-style-name="Text_20_body">
      <style:text-properties fo:color="#000000" style:font-name="Liberation Serif" fo:font-size="11.3000001907349pt" fo:font-weight="normal" officeooo:rsid="005d2c38" officeooo:paragraph-rsid="006c806d" style:font-weight-asian="normal" style:font-weight-complex="normal"/>
    </style:style>
    <style:style style:name="P32" style:family="paragraph" style:parent-style-name="Text_20_body">
      <style:text-properties fo:color="#000000" style:font-name="Liberation Serif" fo:font-size="11.3000001907349pt" fo:font-weight="normal" officeooo:rsid="005d2c38" officeooo:paragraph-rsid="006fa254" style:font-weight-asian="normal" style:font-weight-complex="normal"/>
    </style:style>
    <style:style style:name="P33" style:family="paragraph" style:parent-style-name="Text_20_body">
      <style:text-properties fo:color="#000000" style:font-name="Liberation Serif" fo:font-size="11.3000001907349pt" fo:font-weight="normal" officeooo:rsid="005d2c38" officeooo:paragraph-rsid="008d739f" style:font-weight-asian="normal" style:font-weight-complex="normal"/>
    </style:style>
    <style:style style:name="P34" style:family="paragraph" style:parent-style-name="Text_20_body">
      <style:text-properties fo:color="#000000" style:font-name="Liberation Serif" fo:font-size="11.3000001907349pt" fo:font-weight="normal" officeooo:rsid="00775c25" officeooo:paragraph-rsid="00775c25" style:font-weight-asian="normal" style:font-weight-complex="normal"/>
    </style:style>
    <style:style style:name="P35" style:family="paragraph" style:parent-style-name="Text_20_body">
      <style:text-properties fo:color="#000000" style:font-name="Liberation Serif" fo:font-size="11.3000001907349pt" fo:font-weight="normal" officeooo:rsid="0069a71c" officeooo:paragraph-rsid="0088a31f" style:font-weight-asian="normal" style:font-weight-complex="normal"/>
    </style:style>
    <style:style style:name="P36" style:family="paragraph" style:parent-style-name="Standard">
      <style:text-properties officeooo:rsid="0034b6c4" officeooo:paragraph-rsid="001ab289"/>
    </style:style>
    <style:style style:name="P37" style:family="paragraph" style:parent-style-name="Standard">
      <style:text-properties fo:font-variant="normal" fo:text-transform="none" fo:color="#222222" style:font-name="Liberation Serif" fo:font-size="12pt" fo:letter-spacing="normal" fo:font-style="normal" fo:font-weight="normal" officeooo:rsid="0061dcb5" officeooo:paragraph-rsid="001fe9cd" style:font-size-asian="12pt" style:font-size-complex="12pt"/>
    </style:style>
    <style:style style:name="P38" style:family="paragraph" style:parent-style-name="Standard">
      <style:text-properties officeooo:rsid="001a49a9" officeooo:paragraph-rsid="001fe9cd"/>
    </style:style>
    <style:style style:name="P39" style:family="paragraph" style:parent-style-name="Standard">
      <style:text-properties officeooo:rsid="008d739f" officeooo:paragraph-rsid="008d739f"/>
    </style:style>
    <style:style style:name="P40" style:family="paragraph" style:parent-style-name="Preformatted_20_Text">
      <style:text-properties fo:color="#000000" style:font-name="DejaVu Sans Mono" fo:font-size="9pt" style:font-size-asian="9pt" style:font-size-complex="9pt"/>
    </style:style>
    <style:style style:name="P41" style:family="paragraph" style:parent-style-name="Preformatted_20_Text">
      <style:text-properties fo:color="#000000" style:font-name="DejaVu Sans Mono" fo:font-size="9pt" officeooo:paragraph-rsid="0054f5ff" style:font-size-asian="9pt" style:font-size-complex="9pt"/>
    </style:style>
    <style:style style:name="P42" style:family="paragraph" style:parent-style-name="Preformatted_20_Text">
      <style:text-properties fo:color="#000000" style:font-name="DejaVu Sans Mono" fo:font-size="9pt" officeooo:paragraph-rsid="005d38cd" style:font-size-asian="9pt" style:font-size-complex="9pt"/>
    </style:style>
    <style:style style:name="P43" style:family="paragraph" style:parent-style-name="Preformatted_20_Text">
      <style:text-properties fo:color="#000000" style:font-name="DejaVu Sans Mono" fo:font-size="9pt" officeooo:paragraph-rsid="00617e8f" style:font-size-asian="9pt" style:font-size-complex="9pt"/>
    </style:style>
    <style:style style:name="P44" style:family="paragraph" style:parent-style-name="Preformatted_20_Text">
      <style:text-properties fo:color="#000000" style:font-name="DejaVu Sans Mono" fo:font-size="9pt" officeooo:paragraph-rsid="006c806d" style:font-size-asian="9pt" style:font-size-complex="9pt"/>
    </style:style>
    <style:style style:name="P45" style:family="paragraph" style:parent-style-name="Preformatted_20_Text">
      <style:text-properties fo:color="#000000" style:font-name="DejaVu Sans Mono" fo:font-size="9pt" officeooo:paragraph-rsid="006fa254" style:font-size-asian="9pt" style:font-size-complex="9pt"/>
    </style:style>
    <style:style style:name="P46" style:family="paragraph" style:parent-style-name="Preformatted_20_Text">
      <style:text-properties fo:color="#000000" style:font-name="DejaVu Sans Mono" fo:font-size="9pt" style:font-name-asian="Nimbus Mono L" style:font-size-asian="9pt" style:font-name-complex="Liberation Mono" style:font-size-complex="9pt"/>
    </style:style>
    <style:style style:name="P47" style:family="paragraph" style:parent-style-name="Preformatted_20_Text">
      <style:text-properties fo:color="#000000" style:font-name="DejaVu Sans Mono" fo:font-size="9pt" officeooo:paragraph-rsid="008d739f" style:font-name-asian="Nimbus Mono L" style:font-size-asian="9pt" style:font-name-complex="Liberation Mono" style:font-size-complex="9pt"/>
    </style:style>
    <style:style style:name="P48" style:family="paragraph" style:parent-style-name="Preformatted_20_Text">
      <style:text-properties fo:color="#000000" fo:font-size="9pt" style:font-size-asian="9pt" style:font-size-complex="9pt"/>
    </style:style>
    <style:style style:name="P49" style:family="paragraph" style:parent-style-name="Preformatted_20_Text">
      <style:text-properties fo:color="#000000" fo:font-size="9pt" style:font-name-asian="Nimbus Mono L" style:font-size-asian="9pt" style:font-name-complex="Liberation Mono" style:font-size-complex="9pt"/>
    </style:style>
    <style:style style:name="P50" style:family="paragraph" style:parent-style-name="Preformatted_20_Text">
      <style:paragraph-properties fo:margin-top="0in" fo:margin-bottom="0.1965in" loext:contextual-spacing="false"/>
      <style:text-properties fo:color="#000000" style:font-name="DejaVu Sans Mono" fo:font-size="9pt" style:font-size-asian="9pt" style:font-size-complex="9pt"/>
    </style:style>
    <style:style style:name="P51" style:family="paragraph" style:parent-style-name="Standard" style:list-style-name="L1">
      <style:text-properties officeooo:rsid="0034b6c4" officeooo:paragraph-rsid="001ab289"/>
    </style:style>
    <style:style style:name="P52" style:family="paragraph" style:parent-style-name="Standard" style:list-style-name="L1">
      <style:text-properties officeooo:rsid="001ab289" officeooo:paragraph-rsid="0087e4ad"/>
    </style:style>
    <style:style style:name="P53" style:family="paragraph" style:parent-style-name="Standard" style:list-style-name="L1">
      <style:text-properties officeooo:rsid="004b9005" officeooo:paragraph-rsid="001c71d3"/>
    </style:style>
    <style:style style:name="P54" style:family="paragraph" style:parent-style-name="Standard" style:list-style-name="L2">
      <style:paragraph-properties fo:margin-top="0.1in" fo:margin-bottom="0in" loext:contextual-spacing="false"/>
      <style:text-properties officeooo:paragraph-rsid="001fe9cd"/>
    </style:style>
    <style:style style:name="P55" style:family="paragraph" style:parent-style-name="Standard" style:list-style-name="L2">
      <style:paragraph-properties fo:margin-top="0.1in" fo:margin-bottom="0in" loext:contextual-spacing="false"/>
      <style:text-properties officeooo:rsid="0055ed50" officeooo:paragraph-rsid="001fe9cd"/>
    </style:style>
    <style:style style:name="P56" style:family="paragraph" style:parent-style-name="Standard" style:list-style-name="L2">
      <style:paragraph-properties fo:margin-top="0.1in" fo:margin-bottom="0in" loext:contextual-spacing="false"/>
      <style:text-properties officeooo:rsid="0024ecde" officeooo:paragraph-rsid="0024ecde"/>
    </style:style>
    <style:style style:name="P57" style:family="paragraph" style:parent-style-name="Standard" style:list-style-name="L2">
      <style:paragraph-properties fo:margin-top="0.1in" fo:margin-bottom="0in" loext:contextual-spacing="false"/>
      <style:text-properties officeooo:rsid="008bfb36" officeooo:paragraph-rsid="001fe9cd"/>
    </style:style>
    <style:style style:name="P58" style:family="paragraph" style:parent-style-name="Heading_20_1">
      <style:text-properties officeooo:paragraph-rsid="001fe9cd"/>
    </style:style>
    <style:style style:name="P59" style:family="paragraph" style:parent-style-name="Heading_20_1">
      <style:text-properties officeooo:paragraph-rsid="002eae7b"/>
    </style:style>
    <style:style style:name="P60" style:family="paragraph" style:parent-style-name="Heading_20_1">
      <style:text-properties officeooo:paragraph-rsid="0031222e"/>
    </style:style>
    <style:style style:name="P61" style:family="paragraph" style:parent-style-name="Heading_20_1">
      <style:text-properties fo:font-weight="bold" style:font-weight-asian="bold" style:font-weight-complex="bold"/>
    </style:style>
    <style:style style:name="P62" style:family="paragraph" style:parent-style-name="Heading_20_1">
      <style:text-properties fo:color="#000000" style:font-name="Liberation Serif" fo:font-size="18.2000007629395pt" fo:font-weight="bold" officeooo:rsid="0085b9a4" officeooo:paragraph-rsid="0085b9a4" style:font-name-asian="Noto Sans CJK SC Regular" style:font-size-asian="18.2000007629395pt" style:font-weight-asian="bold" style:font-name-complex="FreeSans" style:font-size-complex="18.2000007629395pt" style:font-weight-complex="bold"/>
    </style:style>
    <style:style style:name="P63" style:family="paragraph" style:parent-style-name="Text_20_body" style:list-style-name="L3">
      <style:text-properties officeooo:rsid="00c71680" officeooo:paragraph-rsid="002eae7b"/>
    </style:style>
    <style:style style:name="P64" style:family="paragraph" style:parent-style-name="Text_20_body" style:list-style-name="L3">
      <style:text-properties officeooo:rsid="00c89de8" officeooo:paragraph-rsid="002eae7b"/>
    </style:style>
    <style:style style:name="P65" style:family="paragraph" style:parent-style-name="Text_20_body" style:list-style-name="L3">
      <style:text-properties officeooo:rsid="00c9470e" officeooo:paragraph-rsid="002eae7b"/>
    </style:style>
    <style:style style:name="P66" style:family="paragraph" style:parent-style-name="Text_20_body">
      <style:text-properties fo:color="#000000" style:font-name="Liberation Serif" fo:font-size="11.3000001907349pt" fo:font-weight="normal" officeooo:rsid="0069c86d" officeooo:paragraph-rsid="0088a31f" style:font-weight-asian="normal" style:font-weight-complex="normal"/>
    </style:style>
    <style:style style:name="P67" style:family="paragraph" style:parent-style-name="Text_20_body">
      <style:text-properties fo:font-weight="normal" officeooo:rsid="009dc38d" officeooo:paragraph-rsid="009dc38d" style:font-weight-asian="normal" style:font-weight-complex="normal"/>
    </style:style>
    <style:style style:name="P68" style:family="paragraph" style:parent-style-name="Text_20_body">
      <style:text-properties fo:font-weight="normal" officeooo:rsid="009dc38d" officeooo:paragraph-rsid="00a70e92" style:font-weight-asian="normal" style:font-weight-complex="normal"/>
    </style:style>
    <style:style style:name="P69" style:family="paragraph" style:parent-style-name="Text_20_body">
      <style:text-properties fo:font-weight="normal" officeooo:rsid="00a18869" officeooo:paragraph-rsid="00a18869" style:font-weight-asian="normal" style:font-weight-complex="normal"/>
    </style:style>
    <style:style style:name="P70" style:family="paragraph" style:parent-style-name="Text_20_body">
      <style:text-properties fo:font-weight="normal" officeooo:rsid="00a18869" officeooo:paragraph-rsid="00a70e92" style:font-weight-asian="normal" style:font-weight-complex="normal"/>
    </style:style>
    <style:style style:name="P71" style:family="paragraph" style:parent-style-name="Text_20_body">
      <style:text-properties fo:font-weight="normal" officeooo:rsid="00a2d543" officeooo:paragraph-rsid="00a41525" style:font-weight-asian="normal" style:font-weight-complex="normal"/>
    </style:style>
    <style:style style:name="P72" style:family="paragraph" style:parent-style-name="Text_20_body">
      <style:text-properties fo:font-weight="normal" officeooo:rsid="00a2d543" officeooo:paragraph-rsid="00a70e92" style:font-weight-asian="normal" style:font-weight-complex="normal"/>
    </style:style>
    <style:style style:name="P73" style:family="paragraph" style:parent-style-name="Text_20_body">
      <style:text-properties fo:font-weight="normal" officeooo:rsid="007c4714" officeooo:paragraph-rsid="007c4714" style:font-weight-asian="normal" style:font-weight-complex="normal"/>
    </style:style>
    <style:style style:name="P74" style:family="paragraph" style:parent-style-name="Text_20_body">
      <style:text-properties fo:font-weight="bold" officeooo:rsid="009be710" officeooo:paragraph-rsid="00a70e92" style:font-weight-asian="bold" style:font-weight-complex="bold"/>
    </style:style>
    <style:style style:name="P75" style:family="paragraph" style:parent-style-name="Text_20_body" style:list-style-name="L1">
      <style:paragraph-properties fo:margin-top="0in" fo:margin-bottom="0in" loext:contextual-spacing="false"/>
      <style:text-properties officeooo:rsid="001ab289" officeooo:paragraph-rsid="001ac65a"/>
    </style:style>
    <style:style style:name="P76" style:family="paragraph" style:parent-style-name="Heading_20_2">
      <style:text-properties officeooo:paragraph-rsid="001fe9cd"/>
    </style:style>
    <style:style style:name="P77" style:family="paragraph" style:parent-style-name="Preformatted_20_Text">
      <style:paragraph-properties fo:margin-top="0in" fo:margin-bottom="0.1965in" loext:contextual-spacing="false"/>
      <style:text-properties fo:color="#000000" style:font-name="DejaVu Sans Mono" fo:font-size="9pt" style:font-name-asian="Nimbus Mono L" style:font-size-asian="9pt" style:font-name-complex="Liberation Mono" style:font-size-complex="9pt"/>
    </style:style>
    <style:style style:name="T1" style:family="text">
      <style:text-properties officeooo:rsid="0015dddb"/>
    </style:style>
    <style:style style:name="T2" style:family="text">
      <style:text-properties officeooo:rsid="001ab289"/>
    </style:style>
    <style:style style:name="T3" style:family="text">
      <style:text-properties officeooo:rsid="00a90f60"/>
    </style:style>
    <style:style style:name="T4" style:family="text">
      <style:text-properties officeooo:rsid="00a3f625"/>
    </style:style>
    <style:style style:name="T5" style:family="text">
      <style:text-properties officeooo:rsid="00a51d5c"/>
    </style:style>
    <style:style style:name="T6" style:family="text">
      <style:text-properties fo:font-size="18pt" style:font-size-asian="18pt" style:font-size-complex="18pt"/>
    </style:style>
    <style:style style:name="T7" style:family="text">
      <style:text-properties fo:font-size="18pt" officeooo:rsid="0051e05a" style:font-size-asian="18pt" style:font-size-complex="18pt"/>
    </style:style>
    <style:style style:name="T8" style:family="text">
      <style:text-properties officeooo:rsid="00a97009"/>
    </style:style>
    <style:style style:name="T9" style:family="text">
      <style:text-properties officeooo:rsid="0088f519"/>
    </style:style>
    <style:style style:name="T10"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222222" style:font-name="Liberation Serif" fo:font-size="12pt" fo:letter-spacing="normal" fo:font-style="normal" fo:font-weight="bold" officeooo:rsid="0055ed50" style:font-size-asian="12pt" style:font-weight-asian="bold" style:font-size-complex="12pt" style:font-weight-complex="bold"/>
    </style:style>
    <style:style style:name="T12" style:family="text">
      <style:text-properties fo:font-variant="normal" fo:text-transform="none" fo:color="#222222" style:font-name="Liberation Serif" fo:font-size="12pt" fo:letter-spacing="normal" fo:font-style="normal" fo:font-weight="bold" officeooo:rsid="0021729f" style:font-size-asian="12pt" style:font-weight-asian="bold" style:font-size-complex="12pt" style:font-weight-complex="bold"/>
    </style:style>
    <style:style style:name="T13" style:family="text">
      <style:text-properties fo:font-variant="normal" fo:text-transform="none" fo:color="#222222" style:font-name="Liberation Serif" fo:font-size="12pt" fo:letter-spacing="normal" fo:font-style="normal" fo:font-weight="bold" officeooo:rsid="00230774" style:font-size-asian="12pt" style:font-weight-asian="bold" style:font-size-complex="12pt" style:font-weight-complex="bold"/>
    </style:style>
    <style:style style:name="T14" style:family="text">
      <style:text-properties fo:font-variant="normal" fo:text-transform="none" fo:color="#222222" style:font-name="Liberation Serif" fo:font-size="12pt" fo:letter-spacing="normal" fo:font-style="normal" fo:font-weight="bold" officeooo:rsid="0027c295" style:font-size-asian="12pt" style:font-weight-asian="bold" style:font-size-complex="12pt" style:font-weight-complex="bold"/>
    </style:style>
    <style:style style:name="T15" style:family="text">
      <style:text-properties fo:font-variant="normal" fo:text-transform="none" fo:color="#222222" style:font-name="Liberation Serif" fo:font-size="12pt" fo:letter-spacing="normal" fo:font-style="normal" fo:font-weight="normal" style:font-size-asian="12pt" style:font-size-complex="12pt"/>
    </style:style>
    <style:style style:name="T16" style:family="text">
      <style:text-properties fo:font-variant="normal" fo:text-transform="none" fo:color="#222222" style:font-name="Liberation Serif" fo:font-size="12pt" fo:letter-spacing="normal" fo:font-style="normal" fo:font-weight="normal" officeooo:rsid="001a49a9" style:font-size-asian="12pt" style:font-size-complex="12pt"/>
    </style:style>
    <style:style style:name="T17" style:family="text">
      <style:text-properties fo:font-variant="normal" fo:text-transform="none" fo:color="#222222" style:font-name="Liberation Serif" fo:font-size="12pt" fo:letter-spacing="normal" fo:font-style="normal" fo:font-weight="normal" officeooo:rsid="00574da0" style:font-size-asian="12pt" style:font-size-complex="12pt"/>
    </style:style>
    <style:style style:name="T18" style:family="text">
      <style:text-properties fo:font-variant="normal" fo:text-transform="none" fo:color="#222222" style:font-name="Liberation Serif" fo:font-size="12pt" fo:letter-spacing="normal" fo:font-style="normal" fo:font-weight="normal" officeooo:rsid="0055ed50" style:font-size-asian="12pt" style:font-size-complex="12pt"/>
    </style:style>
    <style:style style:name="T19" style:family="text">
      <style:text-properties fo:font-variant="normal" fo:text-transform="none" fo:color="#222222" style:font-name="Liberation Serif" fo:font-size="12pt" fo:letter-spacing="normal" fo:font-style="normal" fo:font-weight="normal" officeooo:rsid="00891562" style:font-size-asian="12pt" style:font-size-complex="12pt"/>
    </style:style>
    <style:style style:name="T20" style:family="text">
      <style:text-properties fo:font-variant="normal" fo:text-transform="none" fo:color="#222222" style:font-name="Liberation Serif" fo:font-size="12pt" fo:letter-spacing="normal" fo:font-style="normal" fo:font-weight="normal" officeooo:rsid="00565207" style:font-size-asian="12pt" style:font-size-complex="12pt"/>
    </style:style>
    <style:style style:name="T21" style:family="text">
      <style:text-properties fo:font-variant="normal" fo:text-transform="none" fo:color="#222222" style:font-name="Liberation Serif" fo:font-size="12pt" fo:letter-spacing="normal" fo:font-style="normal" fo:font-weight="normal" officeooo:rsid="0058f11c" style:font-size-asian="12pt" style:font-size-complex="12pt"/>
    </style:style>
    <style:style style:name="T22" style:family="text">
      <style:text-properties fo:font-variant="normal" fo:text-transform="none" fo:color="#222222" style:font-name="Liberation Serif" fo:font-size="12pt" fo:letter-spacing="normal" fo:font-style="normal" fo:font-weight="normal" officeooo:rsid="008997a9" style:font-size-asian="12pt" style:font-size-complex="12pt"/>
    </style:style>
    <style:style style:name="T23" style:family="text">
      <style:text-properties fo:font-variant="normal" fo:text-transform="none" fo:color="#222222" style:font-name="Liberation Serif" fo:font-size="12pt" fo:letter-spacing="normal" fo:font-style="normal" fo:font-weight="normal" officeooo:rsid="005b4c08" style:font-size-asian="12pt" style:font-size-complex="12pt"/>
    </style:style>
    <style:style style:name="T24" style:family="text">
      <style:text-properties fo:font-variant="normal" fo:text-transform="none" fo:color="#222222" style:font-name="Liberation Serif" fo:font-size="12pt" fo:letter-spacing="normal" fo:font-style="normal" fo:font-weight="normal" officeooo:rsid="005bb374" style:font-size-asian="12pt" style:font-size-complex="12pt"/>
    </style:style>
    <style:style style:name="T25" style:family="text">
      <style:text-properties fo:font-variant="normal" fo:text-transform="none" fo:color="#222222" style:font-name="Liberation Serif" fo:font-size="12pt" fo:letter-spacing="normal" fo:font-style="normal" fo:font-weight="normal" officeooo:rsid="005d1904" style:font-size-asian="12pt" style:font-size-complex="12pt"/>
    </style:style>
    <style:style style:name="T26" style:family="text">
      <style:text-properties fo:font-variant="normal" fo:text-transform="none" fo:color="#222222" style:font-name="Liberation Serif" fo:font-size="12pt" fo:letter-spacing="normal" fo:font-style="normal" fo:font-weight="normal" officeooo:rsid="008c45cd" style:font-size-asian="12pt" style:font-size-complex="12pt"/>
    </style:style>
    <style:style style:name="T27" style:family="text">
      <style:text-properties fo:font-variant="normal" fo:text-transform="none" fo:color="#222222" style:font-name="Liberation Serif" fo:font-size="12pt" fo:letter-spacing="normal" fo:font-style="normal" fo:font-weight="normal" officeooo:rsid="0024861f" style:font-size-asian="12pt" style:font-size-complex="12pt"/>
    </style:style>
    <style:style style:name="T28" style:family="text">
      <style:text-properties fo:font-variant="normal" fo:text-transform="none" fo:color="#222222" style:font-name="Liberation Serif" fo:font-size="12pt" fo:letter-spacing="normal" fo:font-style="normal" fo:font-weight="normal" officeooo:rsid="0024be70" style:font-size-asian="12pt" style:font-size-complex="12pt"/>
    </style:style>
    <style:style style:name="T29" style:family="text">
      <style:text-properties fo:font-variant="normal" fo:text-transform="none" fo:color="#222222" style:font-name="Liberation Serif" fo:font-size="12pt" fo:letter-spacing="normal" fo:font-style="normal" fo:font-weight="normal" officeooo:rsid="007249e9" style:font-size-asian="12pt" style:font-size-complex="12pt"/>
    </style:style>
    <style:style style:name="T30" style:family="text">
      <style:text-properties fo:font-variant="normal" fo:text-transform="none" fo:color="#222222" style:font-name="Liberation Serif" fo:font-size="12pt" fo:letter-spacing="normal" fo:font-style="normal" fo:font-weight="normal" officeooo:rsid="0026b5f6" style:font-size-asian="12pt" style:font-size-complex="12pt"/>
    </style:style>
    <style:style style:name="T31" style:family="text">
      <style:text-properties fo:font-variant="normal" fo:text-transform="none" fo:color="#222222" style:font-name="Liberation Serif" fo:font-size="12pt" fo:letter-spacing="normal" fo:font-style="normal" fo:font-weight="normal" officeooo:rsid="0027c295" style:font-size-asian="12pt" style:font-size-complex="12pt"/>
    </style:style>
    <style:style style:name="T32"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222222" style:font-name="Liberation Serif" fo:font-size="12pt" fo:letter-spacing="normal" fo:font-style="normal" fo:font-weight="normal" officeooo:rsid="001a49a9" style:font-size-asian="12pt" style:font-weight-asian="normal" style:font-size-complex="12pt" style:font-weight-complex="normal"/>
    </style:style>
    <style:style style:name="T34" style:family="text">
      <style:text-properties fo:font-variant="normal" fo:text-transform="none" fo:color="#222222" style:font-name="Liberation Serif" fo:font-size="12pt" fo:letter-spacing="normal" fo:font-style="normal" fo:font-weight="normal" officeooo:rsid="00891562" style:font-size-asian="12pt" style:font-weight-asian="normal" style:font-size-complex="12pt" style:font-weight-complex="normal"/>
    </style:style>
    <style:style style:name="T35" style:family="text">
      <style:text-properties fo:font-variant="normal" fo:text-transform="none" fo:color="#222222" style:font-name="Liberation Serif" fo:font-size="12pt" fo:letter-spacing="normal" fo:font-style="normal" fo:font-weight="normal" officeooo:rsid="00574da0" style:font-size-asian="12pt" style:font-weight-asian="normal" style:font-size-complex="12pt" style:font-weight-complex="normal"/>
    </style:style>
    <style:style style:name="T36" style:family="text">
      <style:text-properties fo:font-variant="normal" fo:text-transform="none" fo:color="#222222" style:font-name="Liberation Serif" fo:font-size="12pt" fo:letter-spacing="normal" fo:font-style="normal" fo:font-weight="normal" officeooo:rsid="0089e1e0" style:font-size-asian="12pt" style:font-weight-asian="normal" style:font-size-complex="12pt" style:font-weight-complex="normal"/>
    </style:style>
    <style:style style:name="T37" style:family="text">
      <style:text-properties fo:font-weight="bold" style:font-weight-asian="bold" style:font-weight-complex="bold"/>
    </style:style>
    <style:style style:name="T38" style:family="text">
      <style:text-properties fo:font-weight="bold" officeooo:rsid="00fef39a" style:font-weight-asian="bold" style:font-weight-complex="bold"/>
    </style:style>
    <style:style style:name="T39" style:family="text">
      <style:text-properties officeooo:rsid="0068d17c"/>
    </style:style>
    <style:style style:name="T40" style:family="text">
      <style:text-properties officeooo:rsid="006e307b"/>
    </style:style>
    <style:style style:name="T41" style:family="text">
      <style:text-properties officeooo:rsid="007bdf21"/>
    </style:style>
    <style:style style:name="T42" style:family="text">
      <style:text-properties officeooo:rsid="001fe9cd"/>
    </style:style>
    <style:style style:name="T43" style:family="text">
      <style:text-properties officeooo:rsid="0027c98d"/>
    </style:style>
    <style:style style:name="T44" style:family="text">
      <style:text-properties officeooo:rsid="0028b3d0"/>
    </style:style>
    <style:style style:name="T45" style:family="text">
      <style:text-properties officeooo:rsid="002aae4a"/>
    </style:style>
    <style:style style:name="T46" style:family="text">
      <style:text-properties officeooo:rsid="00fef39a"/>
    </style:style>
    <style:style style:name="T47" style:family="text">
      <style:text-properties style:font-name="Liberation Serif"/>
    </style:style>
    <style:style style:name="T48" style:family="text">
      <style:text-properties style:font-name="Liberation Serif" officeooo:rsid="00beea22"/>
    </style:style>
    <style:style style:name="T49" style:family="text">
      <style:text-properties style:font-name="Liberation Serif" officeooo:rsid="00e19262"/>
    </style:style>
    <style:style style:name="T50" style:family="text">
      <style:text-properties style:font-name="Liberation Serif" fo:font-weight="bold" style:font-weight-asian="bold" style:font-weight-complex="bold"/>
    </style:style>
    <style:style style:name="T51" style:family="text">
      <style:text-properties style:font-name="Liberation Serif" fo:font-weight="bold" officeooo:rsid="00da951c" style:font-weight-asian="bold" style:font-weight-complex="bold"/>
    </style:style>
    <style:style style:name="T52" style:family="text">
      <style:text-properties style:font-name="Liberation Serif" officeooo:rsid="0039ce95"/>
    </style:style>
    <style:style style:name="T53" style:family="text">
      <style:text-properties style:font-name="Liberation Serif" officeooo:rsid="003b068d"/>
    </style:style>
    <style:style style:name="T54" style:family="text">
      <style:text-properties style:font-name="Liberation Serif" officeooo:rsid="003bc9e3"/>
    </style:style>
    <style:style style:name="T55" style:family="text">
      <style:text-properties style:font-name="Liberation Serif" officeooo:rsid="003f679c"/>
    </style:style>
    <style:style style:name="T56" style:family="text">
      <style:text-properties style:font-name="Liberation Serif" officeooo:rsid="0042d34d"/>
    </style:style>
    <style:style style:name="T57" style:family="text">
      <style:text-properties style:font-name="Liberation Serif" officeooo:rsid="0042fe7e"/>
    </style:style>
    <style:style style:name="T58" style:family="text">
      <style:text-properties style:font-name="Liberation Serif" officeooo:rsid="0044c60e"/>
    </style:style>
    <style:style style:name="T59" style:family="text">
      <style:text-properties style:font-name="Liberation Serif" officeooo:rsid="004692f8"/>
    </style:style>
    <style:style style:name="T60" style:family="text">
      <style:text-properties style:font-name="Liberation Serif" officeooo:rsid="0048cc8d"/>
    </style:style>
    <style:style style:name="T61" style:family="text">
      <style:text-properties style:font-name="Liberation Serif" officeooo:rsid="0049e232"/>
    </style:style>
    <style:style style:name="T62" style:family="text">
      <style:text-properties style:font-name="Liberation Serif" officeooo:rsid="0049f3f5"/>
    </style:style>
    <style:style style:name="T63" style:family="text">
      <style:text-properties style:font-name="Liberation Serif" officeooo:rsid="004dcd22"/>
    </style:style>
    <style:style style:name="T64" style:family="text">
      <style:text-properties style:font-name="Liberation Serif" officeooo:rsid="004ed596"/>
    </style:style>
    <style:style style:name="T65" style:family="text">
      <style:text-properties style:font-name="Liberation Serif" officeooo:rsid="005254a1"/>
    </style:style>
    <style:style style:name="T66" style:family="text">
      <style:text-properties style:font-name="Liberation Serif" officeooo:rsid="00578437"/>
    </style:style>
    <style:style style:name="T67" style:family="text">
      <style:text-properties style:font-name="Liberation Serif" officeooo:rsid="005859bc"/>
    </style:style>
    <style:style style:name="T68" style:family="text">
      <style:text-properties style:font-name="Liberation Serif" fo:font-weight="normal" officeooo:rsid="005b74f3" style:font-weight-asian="normal" style:font-weight-complex="normal"/>
    </style:style>
    <style:style style:name="T69" style:family="text">
      <style:text-properties style:font-name="Liberation Serif" officeooo:rsid="007ec2fc"/>
    </style:style>
    <style:style style:name="T70" style:family="text">
      <style:text-properties style:font-name="Liberation Serif" officeooo:rsid="0080297b"/>
    </style:style>
    <style:style style:name="T71" style:family="text">
      <style:text-properties style:font-name="Liberation Serif" officeooo:rsid="009444ad"/>
    </style:style>
    <style:style style:name="T72" style:family="text">
      <style:text-properties style:font-name="Liberation Serif" officeooo:rsid="0098f1d9"/>
    </style:style>
    <style:style style:name="T73" style:family="text">
      <style:text-properties officeooo:rsid="00de8c59"/>
    </style:style>
    <style:style style:name="T74" style:family="text">
      <style:text-properties officeooo:rsid="00e306a9"/>
    </style:style>
    <style:style style:name="T75" style:family="text">
      <style:text-properties officeooo:rsid="00c7e140"/>
    </style:style>
    <style:style style:name="T76" style:family="text">
      <style:text-properties officeooo:rsid="00c8a272"/>
    </style:style>
    <style:style style:name="T77" style:family="text">
      <style:text-properties officeooo:rsid="00da951c"/>
    </style:style>
    <style:style style:name="T78" style:family="text">
      <style:text-properties officeooo:rsid="0031222e"/>
    </style:style>
    <style:style style:name="T79" style:family="text">
      <style:text-properties officeooo:rsid="00332e4f"/>
    </style:style>
    <style:style style:name="T80" style:family="text">
      <style:text-properties style:font-name="DejaVu Sans Mono"/>
    </style:style>
    <style:style style:name="T81" style:family="text">
      <style:text-properties style:font-name="DejaVu Sans Mono" style:font-name-asian="Nimbus Mono L" style:font-name-complex="Liberation Mono"/>
    </style:style>
    <style:style style:name="T82" style:family="text">
      <style:text-properties style:font-name="DejaVu Sans Mono" officeooo:rsid="009a2725"/>
    </style:style>
    <style:style style:name="T83" style:family="text">
      <style:text-properties fo:color="#0000ff" style:font-name="DejaVu Sans Mono"/>
    </style:style>
    <style:style style:name="T84" style:family="text">
      <style:text-properties fo:color="#000000" style:font-name="Liberation Serif" fo:font-size="11.3000001907349pt"/>
    </style:style>
    <style:style style:name="T85" style:family="text">
      <style:text-properties fo:color="#000000" style:font-name="Liberation Serif" fo:font-size="11.3000001907349pt" officeooo:rsid="005d2c38"/>
    </style:style>
    <style:style style:name="T86" style:family="text">
      <style:text-properties fo:color="#000000" style:font-name="Liberation Serif" fo:font-size="11.3000001907349pt" officeooo:rsid="0069c86d"/>
    </style:style>
    <style:style style:name="T87" style:family="text">
      <style:text-properties fo:color="#000000" style:font-name="Liberation Serif" fo:font-size="11.3000001907349pt" fo:font-weight="normal" officeooo:rsid="0069c86d" style:font-weight-asian="normal" style:font-weight-complex="normal"/>
    </style:style>
    <style:style style:name="T88" style:family="text">
      <style:text-properties fo:color="#000000" style:font-name="Liberation Serif" fo:font-size="11.3000001907349pt" fo:font-weight="normal" officeooo:rsid="006b33da" style:font-weight-asian="normal" style:font-weight-complex="normal"/>
    </style:style>
    <style:style style:name="T89" style:family="text">
      <style:text-properties fo:color="#000000" style:font-name="Liberation Serif" fo:font-size="11.3000001907349pt" fo:font-weight="normal" officeooo:rsid="006befa0" style:font-weight-asian="normal" style:font-weight-complex="normal"/>
    </style:style>
    <style:style style:name="T90" style:family="text">
      <style:text-properties fo:color="#000000" style:font-name="Liberation Serif" fo:font-size="11.3000001907349pt" fo:font-weight="normal" officeooo:rsid="006d78e7" style:font-weight-asian="normal" style:font-weight-complex="normal"/>
    </style:style>
    <style:style style:name="T91" style:family="text">
      <style:text-properties fo:color="#000000" style:font-name="Liberation Serif" fo:font-size="11.3000001907349pt" fo:font-weight="normal" officeooo:rsid="006f006c" style:font-weight-asian="normal" style:font-weight-complex="normal"/>
    </style:style>
    <style:style style:name="T92" style:family="text">
      <style:text-properties fo:color="#000000" style:font-name="Liberation Serif" fo:font-size="11.3000001907349pt" fo:font-weight="normal" officeooo:rsid="005d2c38" style:font-weight-asian="normal" style:font-weight-complex="normal"/>
    </style:style>
    <style:style style:name="T93" style:family="text">
      <style:text-properties fo:color="#000000" style:font-name="Liberation Serif" fo:font-size="11.3000001907349pt" fo:font-weight="normal" officeooo:rsid="006fa22d" style:font-weight-asian="normal" style:font-weight-complex="normal"/>
    </style:style>
    <style:style style:name="T94" style:family="text">
      <style:text-properties fo:color="#000000" style:font-name="Liberation Serif" fo:font-size="11.3000001907349pt" fo:font-weight="normal" officeooo:rsid="00710e32" style:font-weight-asian="normal" style:font-weight-complex="normal"/>
    </style:style>
    <style:style style:name="T95" style:family="text">
      <style:text-properties fo:color="#000000" style:font-name="Liberation Serif" fo:font-size="11.3000001907349pt" officeooo:rsid="0075e50d"/>
    </style:style>
    <style:style style:name="T96" style:family="text">
      <style:text-properties fo:color="#000000" style:font-name="Liberation Serif" fo:font-size="11.3000001907349pt" officeooo:rsid="00775c25"/>
    </style:style>
    <style:style style:name="T97" style:family="text">
      <style:text-properties fo:color="#000000" style:font-name="Liberation Serif" fo:font-size="11.3000001907349pt" officeooo:rsid="007936fc"/>
    </style:style>
    <style:style style:name="T98" style:family="text">
      <style:text-properties fo:color="#000000" style:font-name="Liberation Serif" fo:font-size="11.3000001907349pt" officeooo:rsid="007e0b10"/>
    </style:style>
    <style:style style:name="T99" style:family="text">
      <style:text-properties fo:color="#000000" style:font-name="Liberation Serif" fo:font-size="11.3000001907349pt" officeooo:rsid="0097095e"/>
    </style:style>
    <style:style style:name="T100" style:family="text">
      <style:text-properties fo:color="#000000" style:font-name="Liberation Serif" fo:font-size="11.3000001907349pt" officeooo:rsid="009b3ab1"/>
    </style:style>
    <style:style style:name="T101" style:family="text">
      <style:text-properties fo:color="#000000" style:font-name="Liberation Serif" fo:font-size="11.3000001907349pt" officeooo:rsid="009debba"/>
    </style:style>
    <style:style style:name="T102" style:family="text">
      <style:text-properties fo:color="#000000" style:font-name="Liberation Serif" fo:font-size="11.3000001907349pt" officeooo:rsid="009f2d5e"/>
    </style:style>
    <style:style style:name="T103" style:family="text">
      <style:text-properties fo:color="#000000" style:font-name="Liberation Serif" fo:font-size="11.3000001907349pt" officeooo:rsid="009fdfac"/>
    </style:style>
    <style:style style:name="T104" style:family="text">
      <style:text-properties fo:color="#000000" style:font-name="Liberation Serif" fo:font-size="11.3000001907349pt" officeooo:rsid="009fe8c4"/>
    </style:style>
    <style:style style:name="T105" style:family="text">
      <style:text-properties fo:color="#000000" style:font-name="Liberation Serif" fo:font-size="11.3000001907349pt" officeooo:rsid="00a41525"/>
    </style:style>
    <style:style style:name="T106" style:family="text">
      <style:text-properties fo:color="#000000" style:font-name="Liberation Serif" fo:font-size="18.2000007629395pt" style:font-name-asian="Noto Sans CJK SC Regular" style:font-size-asian="18.2000007629395pt" style:font-name-complex="FreeSans" style:font-size-complex="18.2000007629395pt"/>
    </style:style>
    <style:style style:name="T107" style:family="text">
      <style:text-properties fo:color="#000000" style:font-name="Liberation Serif" fo:font-size="18.2000007629395pt" officeooo:rsid="005d2c38" style:font-name-asian="Noto Sans CJK SC Regular" style:font-size-asian="18.2000007629395pt" style:font-name-complex="FreeSans" style:font-size-complex="18.2000007629395pt"/>
    </style:style>
    <style:style style:name="T108" style:family="text">
      <style:text-properties officeooo:rsid="0088a31f"/>
    </style:style>
    <style:style style:name="T109" style:family="text">
      <style:text-properties fo:color="#000080" fo:font-weight="bold"/>
    </style:style>
    <style:style style:name="T110" style:family="text">
      <style:text-properties fo:color="#000080" style:font-name="DejaVu Sans Mono" fo:font-weight="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ob Master</text:p>
      <text:p text:style-name="P1">The Job Master will manage job related activities during job execution such as <text:span text:style-name="T1">worker </text:span>life cycle management, <text:span text:style-name="T1">worker discovery, </text:span>resource cleanup, dynamic resource allocation, fault tolerance, etc. </text:p>
      <text:p text:style-name="P2">Initially, we plan to implement the following services:</text:p>
      <text:list xml:id="list4622674231678291836" text:style-name="L1">
        <text:list-item>
          <text:p text:style-name="P75">Ping Service</text:p>
        </text:list-item>
        <text:list-item>
          <text:p text:style-name="P51"><text:span text:style-name="T2">Worker l</text:span>ife-cycle <text:span text:style-name="T2">monitoring </text:span></text:p>
        </text:list-item>
        <text:list-item>
          <text:p text:style-name="P52">Worker Discovery</text:p>
        </text:list-item>
        <text:list-item>
          <text:p text:style-name="P52">Job Termination</text:p>
        </text:list-item>
        <text:list-item>
          <text:p text:style-name="P53"><text:span text:style-name="T3">Supporting </text:span>check-point manager</text:p>
        </text:list-item>
      </text:list>
      <text:p text:style-name="P36"/>
      <text:h text:style-name="P58" text:outline-level="1"><text:span text:style-name="T7">Job Master Architecture</text:span><text:span text:style-name="T6"> </text:span></text:h>
      <text:p text:style-name="P37"><text:span text:style-name="T42">There are three a</text:span>rchitectural alternatives for <text:span text:style-name="T8">the </text:span>Job <text:span text:style-name="T9">M</text:span>aster implementation. </text:p>
      <text:list xml:id="list978869934082884537" text:style-name="L2">
        <text:list-item>
          <text:p text:style-name="P54"><text:span text:style-name="T12">Long Running Singleton Job Master: </text:span><text:span text:style-name="T33">Run</text:span><text:span text:style-name="T34">ning</text:span><text:span text:style-name="T33"> </text:span><text:span text:style-name="T35">a single </text:span><text:span text:style-name="T33">Job master </text:span><text:span text:style-name="T17">for all Twister2 jobs </text:span><text:span text:style-name="T16">as a </text:span><text:span text:style-name="T17">long running service </text:span><text:span text:style-name="T16">in a dedicated machine </text:span><text:span text:style-name="T17">on</text:span><text:span text:style-name="T16"> the cluster. Every job will be tracked by this single Job manager. </text:span></text:p>
          <text:list>
            <text:list-item>
              <text:p text:style-name="P54"><text:span text:style-name="T18">Disadvantage: </text:span><text:span text:style-name="T16">it put</text:span><text:span text:style-name="T19">s</text:span><text:span text:style-name="T16"> too much pressure on a single process to manage many things.</text:span></text:p>
            </text:list-item>
          </text:list>
        </text:list-item>
        <text:list-item>
          <text:p text:style-name="P54"><text:span text:style-name="T11">J</text:span><text:span text:style-name="T10">ob submission client become</text:span><text:span text:style-name="T11">s</text:span><text:span text:style-name="T10"> </text:span><text:span text:style-name="T13">the</text:span><text:span text:style-name="T10"> Job master</text:span><text:span text:style-name="T15">. </text:span><text:span text:style-name="T27">When a user submits a Twister2 job, its process continues to run and become the job master. It means e</text:span><text:span text:style-name="T15">ach job will have a different job master.</text:span></text:p>
          <text:list>
            <text:list-item>
              <text:p text:style-name="P55"><text:span text:style-name="T28">One disadvantage might be that the </text:span><text:span text:style-name="T20">job submitting client may be outside of the cluster. They may need to communicate </text:span><text:span text:style-name="T21">through</text:span><text:span text:style-name="T20"> a messaging service. That may require running an extra messaging server </text:span><text:span text:style-name="T21">in the cluster</text:span><text:span text:style-name="T20">. </text:span><text:span text:style-name="T28">A solution may be that we can require </text:span><text:span text:style-name="T29">the job submitting client run in the cluster. </text:span><text:span text:style-name="T28">In this case, w</text:span><text:span text:style-name="T22">orkers and </text:span><text:span text:style-name="T28">the </text:span><text:span text:style-name="T22">Job Master can communicate directly. </text:span></text:p>
            </text:list-item>
            <text:list-item>
              <text:p text:style-name="P56"><text:span text:style-name="T22">T</text:span><text:span text:style-name="T15">his </text:span><text:span text:style-name="T30">solution does not support long running jobs. </text:span></text:p>
            </text:list-item>
          </text:list>
        </text:list-item>
        <text:list-item>
          <text:p text:style-name="P54"><text:span text:style-name="T14">A separate Job Master for each Job: </text:span><text:span text:style-name="T36">Submitting</text:span><text:span text:style-name="T32"> client instantiates a separate Job master for ea</text:span><text:span text:style-name="T15">ch job </text:span><text:span text:style-name="T23">on a cluster machine</text:span><text:span text:style-name="T15">. </text:span></text:p>
          <text:list>
            <text:list-item>
              <text:p text:style-name="P54"><text:span text:style-name="T31">This may increase the j</text:span><text:span text:style-name="T24">ob initialization times, since the job master needs to be started </text:span><text:span text:style-name="T25">first</text:span><text:span text:style-name="T24">. </text:span></text:p>
            </text:list-item>
            <text:list-item>
              <text:p text:style-name="P57"><text:span text:style-name="T24">A </text:span><text:span text:style-name="T15">separate entity is introduced to the system. </text:span><text:span text:style-name="T26">This should</text:span><text:span text:style-name="T15"> increas</text:span><text:span text:style-name="T26">e</text:span><text:span text:style-name="T15"> the overall complexity of Twister2 ecosystem. </text:span></text:p>
            </text:list-item>
          </text:list>
        </text:list-item>
      </text:list>
      <text:p text:style-name="P38"/>
      <text:h text:style-name="P76" text:outline-level="2">Job Management in Other Systems</text:h>
      <text:p text:style-name="P4"><text:span text:style-name="T37">Heron</text:span>: Option 3 <text:span text:style-name="T43">is </text:span>implemented. One topology master is initiated for each job. </text:p>
      <text:p text:style-name="P5"><text:span text:style-name="T37">Hadoop MapReduce v2</text:span>: Option 3 <text:span text:style-name="T44">is</text:span> implemented. <text:span text:style-name="T39">One ApplicationMaster is initiated for each job. </text:span></text:p>
      <text:p text:style-name="P6"><text:span text:style-name="T37">Spark</text:span>: Option 2 <text:span text:style-name="T44">is </text:span>implemented. <text:span text:style-name="T40">SparkContext is initialized in the job submitting client. It acts as the job master. </text:span></text:p>
      <text:p text:style-name="P7"><text:soft-page-break/><text:span text:style-name="T37">Flink</text:span>: Option 1 <text:span text:style-name="T45">is </text:span>implemented. <text:span text:style-name="T41">A single long running Job Manager schedules all jobs in a cluster. One Job Manager instance runs in one cluster. </text:span></text:p>
      <text:h text:style-name="P76" text:outline-level="2">Twister2 Job Master Architecture</text:h>
      <text:p text:style-name="P3">We decided to choose option 3 for <text:span text:style-name="T4">the </text:span>Job Master architecture. A separate Job master will run for each job. It will run in a cluster node. <text:span text:style-name="T5">It will be started when the job submitted and deleted after the job completed. </text:span></text:p>
      <text:p text:style-name="P8">We can also start the Job Master in the job submitting program. In that case, it becomes like the second option. </text:p>
      <text:h text:style-name="P59" text:outline-level="1">Main Components of Twister2</text:h>
      <text:p text:style-name="P9">Twister2 will have the following main components:</text:p>
      <text:list xml:id="list8239547999423087942" text:style-name="L3">
        <text:list-item>
          <text:p text:style-name="P63"><text:span text:style-name="T37">Workers</text:span>: The processes that perform the computations. </text:p>
        </text:list-item>
        <text:list-item>
          <text:p text:style-name="P63"><text:span text:style-name="T37">Twister2 client</text:span><text:span text:style-name="T38">s</text:span>: <text:span text:style-name="T75">The program that submits/terminates/modifies Twister2 jobs. It may run in the cluster or outside of it. </text:span></text:p>
        </text:list-item>
        <text:list-item>
          <text:p text:style-name="P64"><text:span text:style-name="T37">Job Master</text:span>: <text:span text:style-name="T76">Manages job related activities during job execution such as fault tolerance, life-cycle management, dynamic resource allocation, resource cleanup, etc. </text:span></text:p>
        </text:list-item>
        <text:list-item>
          <text:p text:style-name="P65"><text:span text:style-name="T37">Twister2 Web UI</text:span>: Provides the job related <text:span text:style-name="T46">data</text:span> to users. <text:span text:style-name="T48">Users will be able to monitor their job on that page. </text:span>Only one instance <text:span text:style-name="T73">will </text:span>run <text:span text:style-name="T73">in the cluster</text:span>. <text:span text:style-name="T74">This Web UI </text:span><text:span text:style-name="T49">will </text:span><text:span text:style-name="T48">provide data for all jobs running in the cluster. </text:span></text:p>
        </text:list-item>
      </text:list>
      <text:h text:style-name="P60" text:outline-level="1"><text:span text:style-name="T78">Workers to</text:span> <text:span text:style-name="T78">Job Master Communications</text:span></text:h>
      <text:p text:style-name="P10"><text:span text:style-name="T77">W</text:span>e use protocol buffers to exchange messages between workers and the job master. We transfer the messages over TCP. </text:p>
      <text:p text:style-name="P11">All messages are in request-response semantics. <text:span text:style-name="T79">All communications are initiated by workers. The job master only responds to requests. </text:span></text:p>
      <text:h text:style-name="Heading_20_1" text:outline-level="1"><text:span text:style-name="T51">P</text:span><text:span text:style-name="T50">ing Service</text:span></text:h>
      <text:p text:style-name="P12"><text:span text:style-name="T47">When a worker starts, </text:span><text:span text:style-name="T72">after it sends the worker STARTING message, </text:span><text:span text:style-name="T47">it starts </text:span><text:span text:style-name="T71">sending ping messages</text:span><text:span text:style-name="T47">. </text:span><text:span text:style-name="T71">Main client thread </text:span><text:span text:style-name="T47">sends ping messages to the job master periodically. </text:span><text:span text:style-name="T54">As long as the job master gets ping messages from a worker, it assumes that it is healt</text:span><text:span text:style-name="T55">h</text:span><text:span text:style-name="T54">y. </text:span><text:span text:style-name="T52">The job master </text:span><text:span text:style-name="T53">get</text:span><text:span text:style-name="T55">s</text:span><text:span text:style-name="T53"> the ping message, saves the ping time and send</text:span><text:span text:style-name="T69">s</text:span><text:span text:style-name="T53"> a respon</text:span><text:span text:style-name="T55">se</text:span><text:span text:style-name="T53"> message </text:span><text:span text:style-name="T55">back to the worker</text:span><text:span text:style-name="T53">. </text:span></text:p>
      <text:p text:style-name="P13"><text:span text:style-name="T53">P</text:span><text:span text:style-name="T47">ing Message Format </text:span><text:span text:style-name="T56">is shown below. </text:span><text:span text:style-name="T57">It has the workerID from the sender worker. </text:span><text:span text:style-name="T58">It also has the ping message and an optional string message </text:span><text:span text:style-name="T59">for logging purposes</text:span><text:span text:style-name="T58">. </text:span></text:p>
      <table:table table:name="Table1" table:style-name="Table1">
        <table:table-column table:style-name="Table1.A"/>
        <table:table-row>
          <table:table-cell office:value-type="string">
            <text:p text:style-name="P40">message Ping {</text:p>
            <text:p text:style-name="P48"><text:s text:c="4"/><text:span text:style-name="T80">required int32 workerID = </text:span><text:span text:style-name="T83">1</text:span><text:span text:style-name="T80">;</text:span></text:p>
            <text:p text:style-name="P48"><text:s text:c="4"/><text:span text:style-name="T80">optional string pingMessage = </text:span><text:span text:style-name="T83">2</text:span><text:span text:style-name="T80">;</text:span></text:p>
            <text:p text:style-name="P48"><text:s text:c="4"/><text:span text:style-name="T80">required MessageType messageType = </text:span><text:span text:style-name="T83">3</text:span><text:span text:style-name="T80">;</text:span></text:p>
            <text:p text:style-name="P48"><text:s text:c="4"/><text:span text:style-name="T80">enum MessageType {</text:span></text:p>
            <text:p text:style-name="P48"><text:soft-page-break/><text:s text:c="8"/><text:span text:style-name="T80">WORKER_TO_MASTER = </text:span><text:span text:style-name="T83">0</text:span><text:span text:style-name="T80">;</text:span></text:p>
            <text:p text:style-name="P48"><text:s text:c="8"/><text:span text:style-name="T80">MASTER_TO_WORKER = </text:span><text:span text:style-name="T83">1</text:span><text:span text:style-name="T80">;</text:span></text:p>
            <text:p text:style-name="P48"><text:s text:c="4"/><text:span text:style-name="T80">}</text:span></text:p>
            <text:p text:style-name="P50">}</text:p>
          </table:table-cell>
        </table:table-row>
      </table:table>
      <text:p text:style-name="P25"/>
      <text:p text:style-name="P14"><text:span text:style-name="T47">Users can set the </text:span><text:span text:style-name="T60">ping message sending intervals through configuration files. </text:span><text:span text:style-name="T61">Configuration variable name is: </text:span><text:span text:style-name="T62">twister2.</text:span><text:span text:style-name="T71">worker</text:span><text:span text:style-name="T62">.ping.interval</text:span></text:p>
      <text:p text:style-name="P27">Ping service is implemented in both the Job Master and on the client side. A separate class is written on the client side. The class name is: </text:p>
      <text:p text:style-name="P21"><text:span text:style-name="T47"><text:tab/></text:span><text:span text:style-name="T70">edu.iu.dsc.tws.master.client.Pinger</text:span></text:p>
      <text:h text:style-name="Heading_20_1" text:outline-level="1"><text:span text:style-name="T62">W</text:span><text:span text:style-name="T47">orker Life Cycle Monitoring</text:span></text:h>
      <text:p text:style-name="P15"><text:span text:style-name="T65">Each w</text:span><text:span text:style-name="T47">orker report</text:span><text:span text:style-name="T65">s</text:span><text:span text:style-name="T47"> </text:span><text:span text:style-name="T65">its</text:span><text:span text:style-name="T47"> stat</text:span><text:span text:style-name="T63">e changes</text:span><text:span text:style-name="T47"> to the job master during </text:span><text:span text:style-name="T64">the</text:span><text:span text:style-name="T47"> job execution. </text:span></text:p>
      <text:p text:style-name="P28">Currently we have the following states for workers: </text:p>
      <table:table table:name="Table2" table:style-name="Table2">
        <table:table-column table:style-name="Table2.A"/>
        <table:table-row>
          <table:table-cell office:value-type="string">
            <text:p text:style-name="P41">enum WorkerState {</text:p>
            <text:p text:style-name="P48"><text:s text:c="4"/><text:span text:style-name="T80">STARTING = </text:span><text:span text:style-name="T83">1</text:span><text:span text:style-name="T80">;</text:span></text:p>
            <text:p text:style-name="P48"><text:s text:c="4"/><text:span text:style-name="T80">RUNNING = </text:span><text:span text:style-name="T83">2</text:span><text:span text:style-name="T80">;</text:span></text:p>
            <text:p text:style-name="P48"><text:s text:c="4"/><text:span text:style-name="T80">COMPLETED = </text:span><text:span text:style-name="T83">3</text:span><text:span text:style-name="T80">;</text:span></text:p>
            <text:p text:style-name="P48"><text:s text:c="4"/><text:span text:style-name="T80">UNASSIGNED = </text:span><text:span text:style-name="T83">4</text:span><text:span text:style-name="T80">;</text:span></text:p>
            <text:p text:style-name="P50">}</text:p>
          </table:table-cell>
        </table:table-row>
      </table:table>
      <text:p text:style-name="P26"/>
      <text:p text:style-name="P16"><text:span text:style-name="T47">When a worker is in the initializing phase, it first sends a STARTING message. It sends its IP address and the port number in this message. </text:span><text:span text:style-name="T66">After it completes initialization and ready to execute the user code, it sends RUNNING message. </text:span><text:span text:style-name="T67">When it completes the computation, it sends COMPLETED message. </text:span></text:p>
      <text:p text:style-name="P17"><text:span text:style-name="T67">U</text:span><text:span text:style-name="T47">NASSIGNED state is used in the program to handle initial case when no state information is acquired for a worker. No UNASSIGNED message is exchanged between the worker and the job master. </text:span></text:p>
      <text:p text:style-name="P22"><text:span text:style-name="T68">Workers send </text:span><text:span text:style-name="T84">WorkerStateChange </text:span><text:span text:style-name="T85">message to the job master to inform it about its state change. The format of the message is as follows: </text:span></text:p>
      <table:table table:name="Table3" table:style-name="Table3">
        <table:table-column table:style-name="Table3.A"/>
        <table:table-row>
          <table:table-cell office:value-type="string">
            <text:p text:style-name="P42">message WorkerStateChange {</text:p>
            <text:p text:style-name="P48"><text:s text:c="4"/><text:span text:style-name="T80">required int32 workerID = </text:span><text:span text:style-name="T83">1</text:span><text:span text:style-name="T80">;</text:span></text:p>
            <text:p text:style-name="P48"><text:s text:c="4"/><text:span text:style-name="T80">required WorkerState newState = </text:span><text:span text:style-name="T83">2</text:span><text:span text:style-name="T80">;</text:span></text:p>
            <text:p text:style-name="P48"><text:s text:c="4"/><text:span text:style-name="T80">optional string </text:span><text:span text:style-name="T82">workerIP</text:span><text:span text:style-name="T80"> = </text:span><text:span text:style-name="T83">3</text:span><text:span text:style-name="T80">;</text:span></text:p>
            <text:p text:style-name="P48"><text:s text:c="4"/><text:span text:style-name="T80">optional int32 </text:span><text:span text:style-name="T82">workerP</text:span><text:span text:style-name="T80">ort = </text:span><text:span text:style-name="T83">4</text:span><text:span text:style-name="T80">;</text:span></text:p>
            <text:p text:style-name="P50">}</text:p>
          </table:table-cell>
        </table:table-row>
      </table:table>
      <text:p text:style-name="P30"/>
      <text:p text:style-name="P29">The job master in response send the following message to the worker. </text:p>
      <table:table table:name="Table4" table:style-name="Table4">
        <table:table-column table:style-name="Table4.A"/>
        <table:table-row>
          <table:table-cell office:value-type="string">
            <text:p text:style-name="P43">message WorkerStateChangeResponse {</text:p>
            <text:p text:style-name="P48"><text:s text:c="4"/><text:span text:style-name="T80">required int32 work</text:span><text:span text:style-name="T81">erID = 1;</text:span></text:p>
            <text:p text:style-name="P46"><text:s text:c="4"/>required WorkerState sentState = 2;</text:p>
            <text:p text:style-name="P50">}</text:p>
          </table:table-cell>
        </table:table-row>
      </table:table>
      <text:h text:style-name="P61" text:outline-level="1"><text:soft-page-break/><text:span text:style-name="T107">W</text:span><text:span text:style-name="T106">orker Discovery</text:span></text:h>
      <text:p text:style-name="P18"><text:span text:style-name="T84">Job Master provides worker discovery service to workers in a job. </text:span><text:span text:style-name="T86">When a worker starts initializing, it send</text:span><text:span text:style-name="T100">s</text:span><text:span text:style-name="T86"> its IP address and the port number to the job master. Job master keeps the list of all workers in a job with their network address information. </text:span></text:p>
      <text:p text:style-name="P23"><text:span text:style-name="T87">W</text:span><text:span text:style-name="T88">orkers send ListWorkersRequest message to get the list of all workers in a job with network information. </text:span><text:span text:style-name="T89">The message proto is shown below. </text:span><text:span text:style-name="T90">Workers can get either the current list from the job master, or they </text:span><text:span text:style-name="T91">can </text:span><text:span text:style-name="T90">request the full list. In that case, the full list will be sent when all workers joined the job. </text:span><text:span text:style-name="T91">When they ask the current list, they get the list of joined workers so far immediately. </text:span></text:p>
      <table:table table:name="Table5" table:style-name="Table5">
        <table:table-column table:style-name="Table5.A"/>
        <table:table-row>
          <table:table-cell office:value-type="string">
            <text:p text:style-name="P44">message ListWorkersRequest {</text:p>
            <text:p text:style-name="P48"><text:s text:c="4"/><text:span text:style-name="T80">enum RequestType {</text:span></text:p>
            <text:p text:style-name="P48"><text:s text:c="8"/><text:span text:style-name="T80">IMMEDIATE_RESPONSE = </text:span><text:span text:style-name="T83">0</text:span><text:span text:style-name="T80">;</text:span></text:p>
            <text:p text:style-name="P48"><text:s text:c="8"/><text:span text:style-name="T80">RESPONSE_AFTER_ALL_JOINED = </text:span><text:span text:style-name="T83">1</text:span><text:span text:style-name="T80">;</text:span></text:p>
            <text:p text:style-name="P48"><text:s text:c="4"/><text:span text:style-name="T80">}</text:span></text:p>
            <text:p text:style-name="P48"><text:s text:c="4"/><text:span text:style-name="T80">required int32 workerID = </text:span><text:span text:style-name="T83">1</text:span><text:span text:style-name="T80">;</text:span></text:p>
            <text:p text:style-name="P48"><text:s text:c="4"/><text:span text:style-name="T80">required RequestType requestType = </text:span><text:span text:style-name="T83">2</text:span><text:span text:style-name="T80">;</text:span></text:p>
            <text:p text:style-name="P50">}</text:p>
          </table:table-cell>
        </table:table-row>
      </table:table>
      <text:p text:style-name="P31"/>
      <text:p text:style-name="P24"><text:span text:style-name="T92">J</text:span><text:span text:style-name="T93">ob master sends the worker list in the following message format. </text:span><text:span text:style-name="T94">It sends many worker information on the same message. </text:span></text:p>
      <table:table table:name="Table6" table:style-name="Table6">
        <table:table-column table:style-name="Table6.A"/>
        <table:table-row>
          <table:table-cell office:value-type="string">
            <text:p text:style-name="P45">message ListWorkersResponse {</text:p>
            <text:p text:style-name="P48"><text:s text:c="4"/><text:span text:style-name="T80">message WorkerNetworkInfo {</text:span></text:p>
            <text:p text:style-name="P48"><text:s text:c="8"/><text:span text:style-name="T80">required int32 id = </text:span><text:span text:style-name="T83">1</text:span><text:span text:style-name="T80">;</text:span></text:p>
            <text:p text:style-name="P48"><text:s text:c="8"/><text:span text:style-name="T80">required string ip = </text:span><text:span text:style-name="T83">2</text:span><text:span text:style-name="T80">;</text:span></text:p>
            <text:p text:style-name="P48"><text:s text:c="8"/><text:span text:style-name="T80">required int32 port = </text:span><text:span text:style-name="T83">3</text:span><text:span text:style-name="T80">;</text:span></text:p>
            <text:p text:style-name="P48"><text:s text:c="4"/><text:span text:style-name="T80">}</text:span></text:p>
            <text:p text:style-name="P48"><text:s text:c="4"/><text:span text:style-name="T80">required int32 workerID = </text:span><text:span text:style-name="T83">1</text:span><text:span text:style-name="T80">;</text:span></text:p>
            <text:p text:style-name="P48"><text:s text:c="4"/><text:span text:style-name="T80">repeated WorkerNetworkInfo workers = </text:span><text:span text:style-name="T83">2</text:span><text:span text:style-name="T80">;</text:span></text:p>
            <text:p text:style-name="P50">}</text:p>
          </table:table-cell>
        </table:table-row>
      </table:table>
      <text:p text:style-name="P32"/>
      <text:p text:style-name="P19"><text:span text:style-name="T85">I</text:span><text:span text:style-name="T84">n addition to the worker discovery service on the job master, I also implemented the WorkerController class that will be used by the workers to interact with the job master. </text:span><text:span text:style-name="T95">The class name is:</text:span></text:p>
      <text:p text:style-name="P19"><text:span text:style-name="T95"><text:tab/></text:span><text:span text:style-name="T96">edu.iu.dsc.tws.master.client.WorkerController</text:span></text:p>
      <text:p text:style-name="P34">It implements the interface: </text:p>
      <text:p text:style-name="P20"><text:span text:style-name="T84"><text:tab/></text:span><text:span text:style-name="T97">edu.iu.dsc.tws.rsched.bootstrap.I</text:span><text:span text:style-name="T99">W</text:span><text:span text:style-name="T84">orkerController</text:span></text:p>
      <text:p text:style-name="P73"><text:span text:style-name="T84">All worker </text:span><text:span text:style-name="T98">implementations</text:span><text:span text:style-name="T84"> can utilize this class for worker discovery. </text:span></text:p>
      <text:p text:style-name="P74"><text:span text:style-name="T85">W</text:span><text:span text:style-name="T84">orkerID Assignment</text:span></text:p>
      <text:p text:style-name="P68"><text:span text:style-name="T84">Each worker in a job should have a unique ID. </text:span><text:span text:style-name="T103">Worker IDs</text:span><text:span text:style-name="T84"> start from 0 and increas</text:span><text:span text:style-name="T103">e</text:span><text:span text:style-name="T84"> sequentially. </text:span><text:span text:style-name="T101">We support two types of workerID assignment</text:span><text:span text:style-name="T104">s</text:span><text:span text:style-name="T101">. </text:span><text:span text:style-name="T104">The first option is that Job Master assigns w</text:span><text:span text:style-name="T101">orker IDs. It assigns workerIDs in the order of their registration with the Job Master </text:span><text:span text:style-name="T104">with worker STARTING message</text:span><text:span text:style-name="T101">. It assigns </text:span><text:span text:style-name="T104">the </text:span><text:span text:style-name="T101">id 0 to the first worker to be registered. It assigns </text:span><text:span text:style-name="T102">the id 1 to the second worker, so on. </text:span></text:p>
      <text:p text:style-name="P70"><text:span text:style-name="T102">T</text:span><text:span text:style-name="T84">he second option for the worker ID assignment is that underlying Twister2 implementation may assign unique IDs for the workers. In this case, when worker register with the Job Master, they already have a valid ID. So Job Master does not assign a new ID to them. It uses their IDs. </text:span></text:p>
      <text:p text:style-name="P72"><text:soft-page-break/><text:span text:style-name="T84">Worker ID assignment method is controlled by a configuration parameter. Configuration parameter name is: </text:span><text:span text:style-name="T105">twister2.job.master.assigns.worker.ids. </text:span></text:p>
      <text:h text:style-name="P62" text:outline-level="1">Job Termination</text:h>
      <text:p text:style-name="P35"><text:span text:style-name="T108">Job termination is handled differently in different cluster management systems such as Kubernetes and Mesos. Therefore, we designed an Interface to terminate jobs. This interface needs to be implemented on the relevant cluster management system. Then, an instance of this interface will be provided to the </text:span>Job Master <text:span text:style-name="T108">when it is initialized. Job Master calls to terminate a job after it receives worker COMPLETED messages from all workers in that job. <text:s/></text:span></text:p>
      <text:p text:style-name="P39">Job termination interface. </text:p>
      <text:p text:style-name="P39"/>
      <table:table table:name="Table7" table:style-name="Table7">
        <table:table-column table:style-name="Table7.A"/>
        <table:table-row>
          <table:table-cell office:value-type="string">
            <text:p text:style-name="P47"><text:span text:style-name="T109">package </text:span>edu.iu.dsc.tws.master;</text:p>
            <text:p text:style-name="P46"><text:span text:style-name="T109">public interface </text:span>IJobTerminator {</text:p>
            <text:p text:style-name="P49"><text:s text:c="2"/><text:span text:style-name="T110">boolean </text:span><text:span text:style-name="T80">terminateJob(String jobName);</text:span></text:p>
            <text:p text:style-name="P77">}</text:p>
          </table:table-cell>
        </table:table-row>
      </table:table>
      <text:p text:style-name="P33"/>
      <text:p text:style-name="P66">I have implemented job termination on Kuberne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8:16:47.402153675</meta:creation-date>
    <meta:generator>LibreOffice/5.1.6.2$Linux_X86_64 LibreOffice_project/10m0$Build-2</meta:generator>
    <dc:date>2018-06-11T19:24:43.669716796</dc:date>
    <meta:editing-duration>P2DT23H32M53S</meta:editing-duration>
    <meta:editing-cycles>120</meta:editing-cycles>
    <meta:document-statistic meta:table-count="7" meta:image-count="0" meta:object-count="0" meta:page-count="5" meta:paragraph-count="111" meta:word-count="1418" meta:character-count="8870" meta:non-whitespace-character-count="7384"/>
  </office:meta>
</office:document-meta>
</file>